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8pt"/>
    </style:style>
    <style:style style:name="co2" style:family="table-column">
      <style:table-column-properties fo:break-before="auto" style:column-width="118.09pt"/>
    </style:style>
    <style:style style:name="ro1" style:family="table-row">
      <style:table-row-properties style:row-height="78.41pt" fo:break-before="auto" style:use-optimal-row-height="false"/>
    </style:style>
    <style:style style:name="ro2" style:family="table-row">
      <style:table-row-properties style:row-height="98.65pt" fo:break-before="auto" style:use-optimal-row-height="false"/>
    </style:style>
    <style:style style:name="ro3" style:family="table-row">
      <style:table-row-properties style:row-height="56.0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text-style style:name="N100">
      <number:text-content/>
    </number:text-style>
    <style:style style:name="ce1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position="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000000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00" style:text-position="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position="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position=""/>
    </style:style>
    <style:style style:name="ce42" style:family="table-cell" style:parent-style-name="Default">
      <style:text-properties fo:color="#000000" style:text-position="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9" style:family="table-cell" style:parent-style-name="Default" style:data-style-name="N5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5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5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 style:data-style-name="N5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5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5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  <style:text-properties fo:color="#000000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000000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000000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Emotions_fixed" table:style-name="ta1">
        <table:table-column table:style-name="co1" table:default-cell-style-name="ce38"/>
        <table:table-column table:style-name="co1" table:number-columns-repeated="5" table:default-cell-style-name="ce50"/>
        <table:table-column table:style-name="co1" table:number-columns-repeated="1018" table:default-cell-style-name="ce38"/>
        <table:table-row table:style-name="ro1">
          <table:table-cell table:style-name="ce27" office:value-type="string" calcext:value-type="string">
            <text:p>Userprofile/robotprofile</text:p>
          </table:table-cell>
          <table:table-cell table:style-name="ce39" office:value-type="string" calcext:value-type="string">
            <text:p>nD</text:p>
          </table:table-cell>
          <table:table-cell table:style-name="ce39" office:value-type="string" calcext:value-type="string">
            <text:p>MnD</text:p>
          </table:table-cell>
          <table:table-cell table:style-name="ce39" office:value-type="string" calcext:value-type="string">
            <text:p>NR</text:p>
          </table:table-cell>
          <table:table-cell table:style-name="ce39" office:value-type="string" calcext:value-type="string">
            <text:p>MD</text:p>
          </table:table-cell>
          <table:table-cell table:style-name="ce51" office:value-type="string" calcext:value-type="string">
            <text:p>FD</text:p>
          </table:table-cell>
          <table:table-cell table:number-columns-repeated="1018"/>
        </table:table-row>
        <table:table-row table:style-name="ro2">
          <table:table-cell table:style-name="ce34" office:value-type="string" calcext:value-type="string">
            <text:p>FEng</text:p>
          </table:table-cell>
          <table:table-cell table:style-name="ce40" office:value-type="string" calcext:value-type="string">
            <text:p>Joy:98</text:p>
            <text:p>Neutral:0</text:p>
            <text:p>Sadness:0</text:p>
            <text:p>Surprise:2</text:p>
          </table:table-cell>
          <table:table-cell table:style-name="ce40" office:value-type="string" calcext:value-type="string">
            <text:p>Joy:98</text:p>
            <text:p>Neutral:0</text:p>
            <text:p>Sadness:0</text:p>
            <text:p>Surprise:2</text:p>
          </table:table-cell>
          <table:table-cell table:style-name="ce40" office:value-type="string" calcext:value-type="string">
            <text:p>Joy:97.40</text:p>
            <text:p>Neutral:0.30</text:p>
            <text:p>Sadness:0</text:p>
            <text:p>Surprise:2.30</text:p>
          </table:table-cell>
          <table:table-cell table:style-name="ce40" office:value-type="string" calcext:value-type="string">
            <text:p>Joy:97.30</text:p>
            <text:p>Neutral:0.40</text:p>
            <text:p>Sadness:0.30</text:p>
            <text:p>Surprise:2.10</text:p>
          </table:table-cell>
          <table:table-cell table:style-name="ce52" office:value-type="string" calcext:value-type="string">
            <text:p>Joy:90.20</text:p>
            <text:p>Neutral:0.30</text:p>
            <text:p>Sadness:7.20</text:p>
            <text:p>Surprise:2.20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TEng</text:p>
          </table:table-cell>
          <table:table-cell table:style-name="ce41" office:value-type="string" calcext:value-type="string">
            <text:p>Joy:100</text:p>
            <text:p>Neutral:0</text:p>
            <text:p>Sadness:0</text:p>
            <text:p>Surprise:0</text:p>
          </table:table-cell>
          <table:table-cell table:style-name="ce41" office:value-type="string" calcext:value-type="string">
            <text:p>Joy:99.90</text:p>
            <text:p>Neutral:0</text:p>
            <text:p>Sadness:0</text:p>
            <text:p>Surprise:0.10</text:p>
          </table:table-cell>
          <table:table-cell table:style-name="ce41" office:value-type="string" calcext:value-type="string">
            <text:p>Joy:94.90</text:p>
            <text:p>Neutral:5.10</text:p>
            <text:p>Sadness:0</text:p>
            <text:p>Surprise:0</text:p>
          </table:table-cell>
          <table:table-cell table:style-name="ce41" office:value-type="string" calcext:value-type="string">
            <text:p>Joy:78.20</text:p>
            <text:p>Neutral:21.4</text:p>
            <text:p>Sadness:0.30</text:p>
            <text:p>Surprise:0.10</text:p>
          </table:table-cell>
          <table:table-cell table:style-name="ce53" office:value-type="string" calcext:value-type="string">
            <text:p>Joy:72.30</text:p>
            <text:p>Neutral:13.8</text:p>
            <text:p>Sadness:13.80</text:p>
            <text:p>Surprise:0.10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GEng</text:p>
          </table:table-cell>
          <table:table-cell table:style-name="ce41" office:value-type="string" calcext:value-type="string">
            <text:p>Joy:97.60</text:p>
            <text:p>Neutral:0</text:p>
            <text:p>Sadness:0</text:p>
            <text:p>Surprise:2.40</text:p>
          </table:table-cell>
          <table:table-cell table:style-name="ce41" office:value-type="string" calcext:value-type="string">
            <text:p>Joy:97.80</text:p>
            <text:p>Neutral:0</text:p>
            <text:p>Sadness:0</text:p>
            <text:p>Surprise:2.20</text:p>
          </table:table-cell>
          <table:table-cell table:style-name="ce41" office:value-type="string" calcext:value-type="string">
            <text:p>Joy:79.10</text:p>
            <text:p>Neutral:18.5</text:p>
            <text:p>Sadness:0</text:p>
            <text:p>Surprise:2.40</text:p>
          </table:table-cell>
          <table:table-cell table:style-name="ce41" office:value-type="string" calcext:value-type="string">
            <text:p>Joy:69.60</text:p>
            <text:p>Neutral:26.7</text:p>
            <text:p>Sadness:1.10</text:p>
            <text:p>Surprise:2.60</text:p>
          </table:table-cell>
          <table:table-cell table:style-name="ce53" office:value-type="string" calcext:value-type="string">
            <text:p>Joy:57.30</text:p>
            <text:p>Neutral:23.8</text:p>
            <text:p>Sadness:16</text:p>
            <text:p>Surprise:2.90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NU</text:p>
          </table:table-cell>
          <table:table-cell table:style-name="ce41" office:value-type="string" calcext:value-type="string">
            <text:p>Joy:98.50</text:p>
            <text:p>Neutral:0</text:p>
            <text:p>Sadness:0</text:p>
            <text:p>Surprise:1.50</text:p>
          </table:table-cell>
          <table:table-cell table:style-name="ce41" office:value-type="string" calcext:value-type="string">
            <text:p>Joy:65.70</text:p>
            <text:p>Neutral:33</text:p>
            <text:p>Sadness:0</text:p>
            <text:p>Surprise:1.30</text:p>
          </table:table-cell>
          <table:table-cell table:style-name="ce41" office:value-type="string" calcext:value-type="string">
            <text:p>Joy:45.20</text:p>
            <text:p>Neutral:37</text:p>
            <text:p>Sadness:16.20</text:p>
            <text:p>Surprise:1.60</text:p>
          </table:table-cell>
          <table:table-cell table:style-name="ce41" office:value-type="string" calcext:value-type="string">
            <text:p>Joy:37.60</text:p>
            <text:p>Neutral:14.7</text:p>
            <text:p>Sadness:46.10</text:p>
            <text:p>Surprise:1.60</text:p>
          </table:table-cell>
          <table:table-cell table:style-name="ce53" office:value-type="string" calcext:value-type="string">
            <text:p>Joy:26.80</text:p>
            <text:p>Neutral:9.70</text:p>
            <text:p>Sadness:62.20</text:p>
            <text:p>Surprise:1.30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DwT</text:p>
          </table:table-cell>
          <table:table-cell table:style-name="ce41" office:value-type="string" calcext:value-type="string">
            <text:p>Joy:91.80</text:p>
            <text:p>Neutral:0</text:p>
            <text:p>Sadness:8.20</text:p>
            <text:p>Surprise:0</text:p>
          </table:table-cell>
          <table:table-cell table:style-name="ce41" office:value-type="string" calcext:value-type="string">
            <text:p>Joy:2.10</text:p>
            <text:p>Neutral:18.40</text:p>
            <text:p>Sadness:79.40</text:p>
            <text:p>Surprise:0</text:p>
          </table:table-cell>
          <table:table-cell table:style-name="ce41" office:value-type="string" calcext:value-type="string">
            <text:p>Joy:0.9</text:p>
            <text:p>Neutral:11.6</text:p>
            <text:p>Sadness:87.5</text:p>
            <text:p>Surprise:0</text:p>
          </table:table-cell>
          <table:table-cell table:style-name="ce41" office:value-type="string" calcext:value-type="string">
            <text:p>Joy:0.8</text:p>
            <text:p>Neutral:13.3</text:p>
            <text:p>Sadness:85.8</text:p>
            <text:p>Surprise:0.1</text:p>
          </table:table-cell>
          <table:table-cell table:style-name="ce53" office:value-type="string" calcext:value-type="string">
            <text:p>Joy:4.8</text:p>
            <text:p>Neutral:11.0</text:p>
            <text:p>Sadness:84</text:p>
            <text:p>Surprise:0.2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DwG</text:p>
          </table:table-cell>
          <table:table-cell table:style-name="ce41" office:value-type="string" calcext:value-type="string">
            <text:p>Joy:3.5</text:p>
            <text:p>Neutral:3.7</text:p>
            <text:p>Sadness:92.8</text:p>
            <text:p>Surprise:0</text:p>
          </table:table-cell>
          <table:table-cell table:style-name="ce41" office:value-type="string" calcext:value-type="string">
            <text:p>Joy:0.5</text:p>
            <text:p>Neutral:4.9</text:p>
            <text:p>Sadness:94.6</text:p>
            <text:p>Surprise:0</text:p>
          </table:table-cell>
          <table:table-cell table:style-name="ce41" office:value-type="string" calcext:value-type="string">
            <text:p>Joy:0</text:p>
            <text:p>Neutral:1.90</text:p>
            <text:p>Sadness:98.10</text:p>
            <text:p>Surprise:0</text:p>
          </table:table-cell>
          <table:table-cell table:style-name="ce41" office:value-type="string" calcext:value-type="string">
            <text:p>Joy:0</text:p>
            <text:p>Neutral:0.20</text:p>
            <text:p>Sadness:99.80</text:p>
            <text:p>Surprise:0</text:p>
          </table:table-cell>
          <table:table-cell table:style-name="ce54" office:value-type="string" calcext:value-type="string">
            <text:p>Joy:0</text:p>
            <text:p>Neutral:00</text:p>
            <text:p>Sadness:100</text:p>
            <text:p>Surprise:0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Dis</text:p>
          </table:table-cell>
          <table:table-cell table:style-name="ce49" office:value-type="string" calcext:value-type="string">
            <text:p>Joy: 3.30</text:p>
            <text:p>Neutral: 3.60</text:p>
            <text:p>Sadness: 93.10</text:p>
            <text:p>Surprise: 0</text:p>
          </table:table-cell>
          <table:table-cell table:style-name="ce49" office:value-type="string" calcext:value-type="string">
            <text:p>Joy: 0.40</text:p>
            <text:p>Neutral: 4.80</text:p>
            <text:p>Sadness: 94.80</text:p>
            <text:p>Surprise: 0</text:p>
          </table:table-cell>
          <table:table-cell table:style-name="ce49" office:value-type="string" calcext:value-type="string">
            <text:p>Joy: 0</text:p>
            <text:p>Neutral: 1.70</text:p>
            <text:p>Sadness: 98.30</text:p>
            <text:p>Surprise: 0</text:p>
          </table:table-cell>
          <table:table-cell table:style-name="ce49" office:value-type="string" calcext:value-type="string">
            <text:p>Joy: 0</text:p>
            <text:p>Neutral: 0.20</text:p>
            <text:p>Sadness: 99.80</text:p>
            <text:p>Surprise: 0</text:p>
          </table:table-cell>
          <table:table-cell table:style-name="ce55" office:value-type="string" calcext:value-type="string">
            <text:p>Joy: 0</text:p>
            <text:p>Neutral: 0</text:p>
            <text:p>Sadness: 100</text:p>
            <text:p>Surprise: 0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otions_adapted" table:style-name="ta1">
        <table:table-column table:style-name="co1" table:default-cell-style-name="ce28"/>
        <table:table-column table:style-name="co2" table:default-cell-style-name="ce28"/>
        <table:table-column table:style-name="co1" table:number-columns-repeated="1021" table:default-cell-style-name="ce28"/>
        <table:table-column table:style-name="co1" table:default-cell-style-name="ce33"/>
        <table:table-row table:style-name="ro1">
          <table:table-cell table:style-name="ce12" office:value-type="string" calcext:value-type="string">
            <text:p>Userprofile/robotprofile</text:p>
          </table:table-cell>
          <table:table-cell table:style-name="ce29" office:value-type="float" office:value="0.0001" calcext:value-type="float">
            <text:p>0.0001</text:p>
          </table:table-cell>
          <table:table-cell table:style-name="ce29" office:value-type="float" office:value="0.0005" calcext:value-type="float">
            <text:p>0.0005</text:p>
          </table:table-cell>
          <table:table-cell table:style-name="ce29" office:value-type="float" office:value="0.001" calcext:value-type="float">
            <text:p>0.001</text:p>
          </table:table-cell>
          <table:table-cell table:style-name="ce31" office:value-type="float" office:value="0.005" calcext:value-type="float">
            <text:p>0.00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FEng</text:p>
          </table:table-cell>
          <table:table-cell table:style-name="ce30" office:value-type="string" calcext:value-type="string">
            <text:p>Joy:98.6</text:p>
            <text:p>Neutral:0.1</text:p>
            <text:p>Sadness:0</text:p>
            <text:p>Surprise:1.3</text:p>
          </table:table-cell>
          <table:table-cell table:style-name="ce30" office:value-type="string" calcext:value-type="string">
            <text:p>Joy:98.9</text:p>
            <text:p>Neutral:0</text:p>
            <text:p>Sadness:0</text:p>
            <text:p>Surprise:1.1</text:p>
          </table:table-cell>
          <table:table-cell table:style-name="ce30" office:value-type="string" calcext:value-type="string">
            <text:p>Joy:98.9</text:p>
            <text:p>Neutral:0</text:p>
            <text:p>Sadness:0</text:p>
            <text:p>Surprise:1.1</text:p>
          </table:table-cell>
          <table:table-cell table:style-name="ce32" office:value-type="string" calcext:value-type="string">
            <text:p>Joy:99.2</text:p>
            <text:p>Neutral:0</text:p>
            <text:p>Sadness:0</text:p>
            <text:p>Surprise:0.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TEng</text:p>
          </table:table-cell>
          <table:table-cell table:style-name="ce30" office:value-type="string" calcext:value-type="string">
            <text:p>Joy:98.3</text:p>
            <text:p>Neutral:0.3</text:p>
            <text:p>Sadness:0</text:p>
            <text:p>Surprise:1.4</text:p>
          </table:table-cell>
          <table:table-cell table:style-name="ce30" office:value-type="string" calcext:value-type="string">
            <text:p>Joy:98.6</text:p>
            <text:p>Neutral:0</text:p>
            <text:p>Sadness:0</text:p>
            <text:p>Surprise:1.4</text:p>
          </table:table-cell>
          <table:table-cell table:style-name="ce30" office:value-type="string" calcext:value-type="string">
            <text:p>Joy:98.7</text:p>
            <text:p>Neutral:0</text:p>
            <text:p>Sadness:0</text:p>
            <text:p>Surprise:1.3</text:p>
          </table:table-cell>
          <table:table-cell table:style-name="ce32" office:value-type="string" calcext:value-type="string">
            <text:p>Joy:98.7</text:p>
            <text:p>Neutral:0</text:p>
            <text:p>Sadness:0</text:p>
            <text:p>Surprise:1.3</text:p>
          </table:table-cell>
          <table:table-cell table:number-columns-repeated="2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14" office:value-type="string" calcext:value-type="string">
            <text:p>GEng</text:p>
          </table:table-cell>
          <table:table-cell table:style-name="ce30" office:value-type="string" calcext:value-type="string">
            <text:p>Joy:95.7</text:p>
            <text:p>Neutral:2.3</text:p>
            <text:p>Sadness:0</text:p>
            <text:p>Surprise:1.9</text:p>
          </table:table-cell>
          <table:table-cell table:style-name="ce30" office:value-type="string" calcext:value-type="string">
            <text:p>Joy:99.5</text:p>
            <text:p>Neutral:0</text:p>
            <text:p>Sadness:0</text:p>
            <text:p>Surprise:0.5</text:p>
          </table:table-cell>
          <table:table-cell table:style-name="ce30" office:value-type="string" calcext:value-type="string">
            <text:p>Joy:99.1</text:p>
            <text:p>Neutral:0</text:p>
            <text:p>Sadness:0</text:p>
            <text:p>Surprise:0.9</text:p>
          </table:table-cell>
          <table:table-cell table:style-name="ce32" office:value-type="string" calcext:value-type="string">
            <text:p>Joy:99.5</text:p>
            <text:p>Neutral:0</text:p>
            <text:p>Sadness:0</text:p>
            <text:p>Surprise:0.5</text:p>
          </table:table-cell>
          <table:table-cell table:number-columns-repeated="2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14" office:value-type="string" calcext:value-type="string">
            <text:p>NU</text:p>
          </table:table-cell>
          <table:table-cell table:style-name="ce30" office:value-type="string" calcext:value-type="string">
            <text:p>Joy:95.6</text:p>
            <text:p>Neutral:4.0</text:p>
            <text:p>Sadness:0.1</text:p>
            <text:p>Surprise:0.4</text:p>
          </table:table-cell>
          <table:table-cell table:style-name="ce30" office:value-type="string" calcext:value-type="string">
            <text:p>Joy:99.4</text:p>
            <text:p>Neutral:0.1</text:p>
            <text:p>Sadness:0</text:p>
            <text:p>Surprise:0.5</text:p>
          </table:table-cell>
          <table:table-cell table:style-name="ce30" office:value-type="string" calcext:value-type="string">
            <text:p>Joy:99.2</text:p>
            <text:p>Neutral:0</text:p>
            <text:p>Sadness:0</text:p>
            <text:p>Surprise:0.8</text:p>
          </table:table-cell>
          <table:table-cell table:style-name="ce32" office:value-type="string" calcext:value-type="string">
            <text:p>Joy:99.2</text:p>
            <text:p>Neutral:0</text:p>
            <text:p>Sadness:0</text:p>
            <text:p>Surprise:0.8</text:p>
          </table:table-cell>
          <table:table-cell table:number-columns-repeated="2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14" office:value-type="string" calcext:value-type="string">
            <text:p>DwT</text:p>
          </table:table-cell>
          <table:table-cell table:style-name="ce30" office:value-type="string" calcext:value-type="string">
            <text:p>Joy:21.3</text:p>
            <text:p>Neutral:33.5</text:p>
            <text:p>Sadness:44.0</text:p>
            <text:p>Surprise:1.2</text:p>
          </table:table-cell>
          <table:table-cell table:style-name="ce30" office:value-type="string" calcext:value-type="string">
            <text:p>Joy:71.2</text:p>
            <text:p>Neutral:18.4</text:p>
            <text:p>Sadness:8.7</text:p>
            <text:p>Surprise:1.7</text:p>
          </table:table-cell>
          <table:table-cell table:style-name="ce30" office:value-type="string" calcext:value-type="string">
            <text:p>Joy:90.0</text:p>
            <text:p>Neutral:7.5</text:p>
            <text:p>Sadness:1.1</text:p>
            <text:p>Surprise:1.4</text:p>
          </table:table-cell>
          <table:table-cell table:style-name="ce32" office:value-type="string" calcext:value-type="string">
            <text:p>Joy:37.7</text:p>
            <text:p>Neutral:45.5</text:p>
            <text:p>Sadness:15.8</text:p>
            <text:p>Surprise:1.5</text:p>
          </table:table-cell>
          <table:table-cell table:style-name="Default" table:number-columns-repeated="4"/>
          <table:table-cell table:style-name="ce33" table:number-columns-repeated="2"/>
          <table:table-cell table:number-columns-repeated="1013"/>
        </table:table-row>
        <table:table-row table:style-name="ro2">
          <table:table-cell table:style-name="ce14" office:value-type="string" calcext:value-type="string">
            <text:p>DwG</text:p>
          </table:table-cell>
          <table:table-cell table:style-name="ce30" office:value-type="string" calcext:value-type="string">
            <text:p>Joy:9.3</text:p>
            <text:p>Neutral:8.1</text:p>
            <text:p>Sadness:82.6</text:p>
            <text:p>Surprise:0</text:p>
          </table:table-cell>
          <table:table-cell table:style-name="ce30" office:value-type="string" calcext:value-type="string">
            <text:p>Joy:13.1</text:p>
            <text:p>Neutral:5.7</text:p>
            <text:p>Sadness:81.2</text:p>
            <text:p>Surprise:0</text:p>
          </table:table-cell>
          <table:table-cell table:style-name="ce30" office:value-type="string" calcext:value-type="string">
            <text:p>Joy:12.7</text:p>
            <text:p>Neutral:8.1</text:p>
            <text:p>Sadness:79.2</text:p>
            <text:p>Surprise:0</text:p>
          </table:table-cell>
          <table:table-cell table:style-name="ce32" office:value-type="string" calcext:value-type="string">
            <text:p>Joy:13.6</text:p>
            <text:p>Neutral:10.9</text:p>
            <text:p>Sadness:74.9</text:p>
            <text:p>Surprise:0.6</text:p>
          </table:table-cell>
          <table:table-cell table:number-columns-repeated="2"/>
          <table:table-cell table:style-name="ce33" table:number-columns-repeated="4"/>
          <table:table-cell table:number-columns-repeated="1013"/>
        </table:table-row>
        <table:table-row table:style-name="ro2">
          <table:table-cell table:style-name="ce14" office:value-type="string" calcext:value-type="string">
            <text:p>FDis</text:p>
          </table:table-cell>
          <table:table-cell table:style-name="ce30" office:value-type="string" calcext:value-type="string">
            <text:p>Joy:9.2</text:p>
            <text:p>Neutral:7.0</text:p>
            <text:p>Sadness:83.8</text:p>
            <text:p>Surprise:0</text:p>
          </table:table-cell>
          <table:table-cell table:style-name="ce30" office:value-type="string" calcext:value-type="string">
            <text:p>Joy:12.8</text:p>
            <text:p>Neutral:4.9</text:p>
            <text:p>Sadness:82.2</text:p>
            <text:p>Surprise:0</text:p>
          </table:table-cell>
          <table:table-cell table:style-name="ce30" office:value-type="string" calcext:value-type="string">
            <text:p>Joy:12.6</text:p>
            <text:p>Neutral:8.8</text:p>
            <text:p>Sadness:78.6</text:p>
            <text:p>Surprise:0</text:p>
          </table:table-cell>
          <table:table-cell table:style-name="ce32" office:value-type="string" calcext:value-type="string">
            <text:p>Joy:12.4</text:p>
            <text:p>Neutral:9.5</text:p>
            <text:p>Sadness:77.4</text:p>
            <text:p>Surprise:0.8</text:p>
          </table:table-cell>
          <table:table-cell table:number-columns-repeated="2"/>
          <table:table-cell table:style-name="ce33" table:number-columns-repeated="4"/>
          <table:table-cell table:number-columns-repeated="1013"/>
        </table:table-row>
        <table:table-row table:style-name="ro3" table:number-rows-repeated="2">
          <table:table-cell table:number-columns-repeated="7"/>
          <table:table-cell table:style-name="ce33" table:number-columns-repeated="4"/>
          <table:table-cell table:number-columns-repeated="1013"/>
        </table:table-row>
        <table:table-row table:style-name="ro3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otions_real_fixed" table:style-name="ta1">
        <table:table-column table:style-name="co1" table:number-columns-repeated="1021" table:default-cell-style-name="ce37"/>
        <table:table-column table:style-name="co1" table:default-cell-style-name="ce42"/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>
            <text:p>Userprofile/robotprofile</text:p>
          </table:table-cell>
          <table:table-cell table:style-name="ce25" office:value-type="string" calcext:value-type="string">
            <text:p>MnD</text:p>
          </table:table-cell>
          <table:table-cell table:style-name="ce25" office:value-type="string" calcext:value-type="string">
            <text:p>NR</text:p>
          </table:table-cell>
          <table:table-cell table:style-name="ce25" office:value-type="string" calcext:value-type="string">
            <text:p>MD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FEng</text:p>
          </table:table-cell>
          <table:table-cell table:style-name="ce43" office:value-type="string" calcext:value-type="string">
            <text:p>Joy:94.6</text:p>
            <text:p>Neutral:0.3</text:p>
            <text:p>Sadness:0</text:p>
            <text:p>Surprise:5.1</text:p>
          </table:table-cell>
          <table:table-cell table:style-name="ce43" office:value-type="string" calcext:value-type="string">
            <text:p>Joy:83.9</text:p>
            <text:p>Neutral:10.9</text:p>
            <text:p>Sadness:0</text:p>
            <text:p>Surprise:5.2</text:p>
          </table:table-cell>
          <table:table-cell table:style-name="ce45" office:value-type="string" calcext:value-type="string">
            <text:p>Joy:71.8</text:p>
            <text:p>Neutral:19.1</text:p>
            <text:p>Sadness:5</text:p>
            <text:p>Surprise:4.1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NU</text:p>
          </table:table-cell>
          <table:table-cell table:style-name="ce44" office:value-type="string" calcext:value-type="string">
            <text:p>Joy:9</text:p>
            <text:p>Neutral:50.6</text:p>
            <text:p>Sadness:37.9</text:p>
            <text:p>Surprise:2.5</text:p>
          </table:table-cell>
          <table:table-cell table:style-name="ce44" office:value-type="string" calcext:value-type="string">
            <text:p>Joy:15.5</text:p>
            <text:p>Neutral:69.3</text:p>
            <text:p>Sadness:12.7</text:p>
            <text:p>Surprise:2.5</text:p>
          </table:table-cell>
          <table:table-cell table:style-name="ce46" office:value-type="string" calcext:value-type="string">
            <text:p>Joy:10.1</text:p>
            <text:p>Neutral:34.7</text:p>
            <text:p>Sadness:52.7</text:p>
            <text:p>Surprise:2.5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2">
          <table:table-cell table:style-name="ce26" office:value-type="string" calcext:value-type="string">
            <text:p>FDis</text:p>
          </table:table-cell>
          <table:table-cell table:style-name="ce44" office:value-type="string" calcext:value-type="string">
            <text:p>Joy:7.3</text:p>
            <text:p>Neutral:64.8</text:p>
            <text:p>Sadness:27.3</text:p>
            <text:p>Surprise:0.7</text:p>
          </table:table-cell>
          <table:table-cell table:style-name="ce44" office:value-type="string" calcext:value-type="string">
            <text:p>Joy:0</text:p>
            <text:p>Neutral:27.9</text:p>
            <text:p>Sadness:71.3</text:p>
            <text:p>Surprise:0.7</text:p>
          </table:table-cell>
          <table:table-cell table:style-name="ce46" office:value-type="string" calcext:value-type="string">
            <text:p>Joy:0</text:p>
            <text:p>Neutral:4.1</text:p>
            <text:p>Sadness:95.5</text:p>
            <text:p>Surprise:0.3</text:p>
          </table:table-cell>
          <table:table-cell/>
          <table:table-cell table:style-name="ce42" table:number-columns-repeated="4"/>
          <table:table-cell table:number-columns-repeated="1015"/>
        </table:table-row>
        <table:table-row table:style-name="ro3" table:number-rows-repeated="2">
          <table:table-cell table:number-columns-repeated="5"/>
          <table:table-cell table:style-name="ce42" table:number-columns-repeated="4"/>
          <table:table-cell table:number-columns-repeated="1015"/>
        </table:table-row>
        <table:table-row table:style-name="ro3" table:number-rows-repeated="104856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otions_real_adapted" table:style-name="ta1">
        <table:table-column table:style-name="co1" table:number-columns-repeated="1019" table:default-cell-style-name="ce37"/>
        <table:table-column table:style-name="co1" table:default-cell-style-name="ce42"/>
        <table:table-column table:style-name="co1" table:number-columns-repeated="4" table:default-cell-style-name="Default"/>
        <table:table-row table:style-name="ro1">
          <table:table-cell table:style-name="ce24" office:value-type="string" calcext:value-type="string">
            <text:p>Userprofile/robotprofile</text:p>
          </table:table-cell>
          <table:table-cell table:style-name="ce25" office:value-type="string" calcext:value-type="string">
            <text:p>0.001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FEng</text:p>
          </table:table-cell>
          <table:table-cell table:style-name="ce47" office:value-type="string" calcext:value-type="string">
            <text:p>Joy:99.2</text:p>
            <text:p>Neutral:0</text:p>
            <text:p>Sadness:0</text:p>
            <text:p>Surprise:0.8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NU</text:p>
          </table:table-cell>
          <table:table-cell table:style-name="ce48" office:value-type="string" calcext:value-type="string">
            <text:p>Joy:86.4</text:p>
            <text:p>Neutral:13.4</text:p>
            <text:p>Sadness:0</text:p>
            <text:p>Surprise:0.3</text:p>
          </table:table-cell>
          <table:table-cell/>
          <table:table-cell table:style-name="ce42" table:number-columns-repeated="4"/>
          <table:table-cell table:number-columns-repeated="1017"/>
        </table:table-row>
        <table:table-row table:style-name="ro2">
          <table:table-cell table:style-name="ce26" office:value-type="string" calcext:value-type="string">
            <text:p>FDis</text:p>
          </table:table-cell>
          <table:table-cell table:style-name="ce48" office:value-type="string" calcext:value-type="string">
            <text:p>Joy:32</text:p>
            <text:p>Neutral:20.7</text:p>
            <text:p>Sadness:45.6</text:p>
            <text:p>Surprise:1.7</text:p>
          </table:table-cell>
          <table:table-cell/>
          <table:table-cell table:style-name="ce42" table:number-columns-repeated="4"/>
          <table:table-cell table:number-columns-repeated="1017"/>
        </table:table-row>
        <table:table-row table:style-name="ro3" table:number-rows-repeated="2">
          <table:table-cell table:number-columns-repeated="3"/>
          <table:table-cell table:style-name="ce42" table:number-columns-repeated="4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 style:data-style-name="N2" text:time-value="11:11:39.734345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4:45:03.116772662</meta:creation-date>
    <dc:date>2020-06-08T11:12:36.993409122</dc:date>
    <meta:editing-duration>PT1H31M13S</meta:editing-duration>
    <meta:editing-cycles>25</meta:editing-cycles>
    <meta:generator>LibreOffice/5.1.6.2$Linux_X86_64 LibreOffice_project/10m0$Build-2</meta:generator>
    <meta:document-statistic meta:table-count="4" meta:cell-count="112" meta:object-count="0"/>
  </office:meta>
</office:document-meta>
</file>